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usecase</text:p>
          </table:table-cell>
          <table:table-cell office:value-type="string">
            <text:p>dynamic action</text:p>
          </table:table-cell>
          <table:table-cell office:value-type="string">
            <text:p>modified rules</text:p>
          </table:table-cell>
          <table:table-cell office:value-type="string">
            <text:p>recompilation time</text:p>
          </table:table-cell>
        </table:table-row>
        <table:table-row table:style-name="ro1">
          <table:table-cell office:value-type="string">
            <text:p>dycLoadBalancer</text:p>
          </table:table-cell>
          <table:table-cell office:value-type="string">
            <text:p>1 flow redirected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style-name="ce1"/>
          <table:table-cell office:value-type="string">
            <text:p>***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string">
            <text:p>***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ataCap</text:p>
          </table:table-cell>
          <table:table-cell office:value-type="string">
            <text:p>1 client blocked</text:p>
          </table:table-cell>
          <table:table-cell office:value-type="string">
            <text:p>5+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2"/>
          <table:table-cell office:value-type="string">
            <text:p>***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/>
          <table:table-cell office:value-type="string">
            <text:p>***</text:p>
          </table:table-cell>
          <table:table-cell office:value-type="float" office:value="11">
            <text:p>11</text:p>
          </table:table-cell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2-14T11:38:20</meta:creation-date>
    <dc:date>2015-12-14T12:34:22</dc:date>
    <dc:creator>Messaoud AOUADJ</dc:creator>
    <meta:editing-duration>PT54M53S</meta:editing-duration>
    <meta:editing-cycles>4</meta:editing-cycles>
    <meta:generator>LibreOffice/3.5$Linux_X86_64 LibreOffice_project/350m1$Build-2</meta:generator>
    <meta:document-statistic meta:table-count="3" meta:cell-count="20" meta:object-count="0"/>
  </office:meta>
</office:document-meta>
</file>